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2.2291in"/>
          <style:tab-stop style:type="left" style:position="5.4583in"/>
        </style:tab-stops>
      </style:paragraph-properties>
    </style:style>
    <style:style style:name="T2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3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4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T5" style:parent-style-name="DefaultParagraphFont" style:family="text">
      <style:text-properties style:font-name="Corbel Light" fo:color="#FFFFFF" fo:font-size="18pt" style:font-size-asian="18pt" style:font-size-complex="18pt" fo:language="en" fo:country="US"/>
    </style:style>
    <style:style style:name="P6" style:parent-style-name="Normal" style:family="paragraph">
      <style:text-properties style:font-name="Corbel Light" fo:color="#FFFFFF" fo:font-size="12pt" style:font-size-asian="12pt" style:font-size-complex="12pt" fo:language="en" fo:country="US"/>
    </style:style>
    <style:style style:name="P7" style:parent-style-name="Normal" style:family="paragraph">
      <style:text-properties style:font-name="Corbel Light" fo:color="#FFFFFF" fo:font-size="12pt" style:font-size-asian="12pt" style:font-size-complex="12pt" fo:language="en" fo:country="US"/>
    </style:style>
    <style:style style:name="P8" style:parent-style-name="Normal" style:family="paragraph">
      <style:text-properties style:font-name="Corbel Light" fo:color="#FFFFFF" fo:font-size="12pt" style:font-size-asian="12pt" style:font-size-complex="12pt" fo:language="en" fo:country="US"/>
    </style:style>
    <style:style style:name="P9" style:parent-style-name="Normal" style:family="paragraph">
      <style:text-properties style:font-name="Corbel Light" fo:color="#FFFFFF" fo:font-size="18pt" style:font-size-asian="18pt" style:font-size-complex="18pt" fo:language="en" fo:country="US"/>
    </style:style>
    <style:style style:name="P10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1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2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3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4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5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6" style:parent-style-name="ListParagraph" style:list-style-name="LFO1" style:family="paragraph">
      <style:text-properties style:font-name="Corbel Light" fo:color="#FFFFFF" fo:font-size="12pt" style:font-size-asian="12pt" style:font-size-complex="12pt" fo:language="en" fo:country="US"/>
    </style:style>
    <style:style style:name="P17" style:parent-style-name="ListParagraph" style:family="paragraph">
      <style:text-properties style:font-name="Corbel Light" fo:color="#FFFFFF" fo:font-size="12pt" style:font-size-asian="12pt" style:font-size-complex="12pt" fo:language="en" fo:country="US"/>
    </style:style>
    <style:style style:family="graphic" style:name="a0">
      <style:graphic-properties style:wrap="run-through" style:run-through="background" draw:fill="solid" draw:fill-color="#3a3a3a" draw:opacity="100%" draw:stroke="solid" svg:stroke-width="0.01389in" svg:stroke-color="#042433" svg:stroke-opacity="100%" draw:stroke-linejoin="miter" svg:stroke-linecap="butt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custom-shape svg:x="0in" svg:y="-1.13542in" svg:width="8.23889in" svg:height="12.58264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text:span text:style-name="T3">Plants data-set</text:span><text:span text:style-name="T4"><text:tab/></text:span><text:span text:style-name="T5"><text:tab/></text:span></text:p>
      <text:p text:style-name="P6">This Data-set contains 7 tables. I made 10 tables in processing the data to get the information I needed from this data-set. In this data-set I experienced many columns without values being added to it.<text:s/></text:p>
      <text:p text:style-name="P7">After a kin data clearance and process through Structured Query Language (SQL) , I was able to <text:s/>make about <text:s/>8 tables from the original tables of which was used to answer the questions below.</text:p>
      <text:p text:style-name="P8"><text:s/></text:p>
      <text:p text:style-name="P9">Questions</text:p>
      <text:list text:style-name="LFO1" text:continue-numbering="true">
        <text:list-item>
          <text:p text:style-name="P10">Show the price distribution<text:s/><text:s/>(high,<text:s/>low and average<text:s/>price).</text:p>
        </text:list-item>
        <text:list-item>
          <text:p text:style-name="P11">Identify the names of the plants of which the price is above the average price.</text:p>
        </text:list-item>
        <text:list-item>
          <text:p text:style-name="P12">Identify the names of the plants with the highest Price.</text:p>
        </text:list-item>
        <text:list-item>
          <text:p text:style-name="P13">List of plant types.</text:p>
        </text:list-item>
        <text:list-item>
          <text:p text:style-name="P14">List of plant colors.</text:p>
        </text:list-item>
        <text:list-item>
          <text:p text:style-name="P15">List of plants of which the values are not added in column color.</text:p>
        </text:list-item>
        <text:list-item>
          <text:p text:style-name="P16">Give the offer price by supplier Id.</text:p>
        </text:list-item>
      </text:list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rbel Light" svg:font-family="Corbel Light" style:font-family-generic="swiss" style:font-pitch="variable" svg:panose-1="2 11 3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gela Mizero</meta:initial-creator>
    <dc:creator>Angela Mizero</dc:creator>
    <meta:creation-date>2024-07-05T09:59:00Z</meta:creation-date>
    <dc:date>2024-07-06T16:32:00Z</dc:date>
    <meta:template xlink:href="Normal.dotm" xlink:type="simple"/>
    <meta:editing-cycles>3</meta:editing-cycles>
    <meta:editing-duration>PT0S</meta:editing-duration>
    <meta:document-statistic meta:page-count="1" meta:paragraph-count="1" meta:word-count="114" meta:character-count="769" meta:row-count="5" meta:non-whitespace-character-count="656"/>
  </office:meta>
</office:document-meta>
</file>